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1.02cm" fo:break-before="auto" style:use-optimal-row-height="true"/>
    </style:style>
    <style:style style:name="ro16" style:family="table-row">
      <style:table-row-properties style:row-height="0.499cm" fo:break-before="auto" style:use-optimal-row-height="false"/>
    </style:style>
    <style:style style:name="ro17" style:family="table-row">
      <style:table-row-properties style:row-height="0.452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7"/>
        <table:table-column table:style-name="co2" table:number-columns-repeated="5" table:default-cell-style-name="ce17"/>
        <table:table-column table:style-name="co3" table:number-columns-repeated="4" table:default-cell-style-name="ce17"/>
        <table:table-column table:style-name="co4" table:number-columns-repeated="16" table:default-cell-style-name="ce17"/>
        <table:table-column table:style-name="co5" table:number-columns-repeated="998" table:default-cell-style-name="ce17"/>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1000000])" office:value-type="float" office:value="1148" calcext:value-type="float">
            <text:p>1148</text:p>
          </table:table-cell>
          <table:table-cell table:style-name="ce7" table:formula="of:=COUNTIF([.B7:.B1000000];&quot;X&quot;)" office:value-type="float" office:value="991" calcext:value-type="float">
            <text:p>991</text:p>
          </table:table-cell>
          <table:table-cell table:style-name="ce7" table:formula="of:=COUNTIF([.C7:.C1000000];&quot;X&quot;)" office:value-type="float" office:value="19" calcext:value-type="float">
            <text:p>19</text:p>
          </table:table-cell>
          <table:table-cell table:style-name="ce7" table:formula="of:=COUNTIF([.D7:.D1000000];&quot;X&quot;)" office:value-type="float" office:value="76" calcext:value-type="float">
            <text:p>76</text:p>
          </table:table-cell>
          <table:table-cell table:style-name="ce7" table:formula="of:=COUNTIF([.E7:.E1000000];&quot;X&quot;)" office:value-type="float" office:value="1" calcext:value-type="float">
            <text:p>1</text:p>
          </table:table-cell>
          <table:table-cell table:style-name="ce7" table:formula="of:=COUNTIF([.F7:.F1000000];&quot;X&quot;)" office:value-type="float" office:value="127" calcext:value-type="float">
            <text:p>127</text:p>
          </table:table-cell>
          <table:table-cell table:style-name="ce25" table:formula="of:=SUM([.B2:.F2])" office:value-type="float" office:value="1214" calcext:value-type="float">
            <text:p>1214</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0" office:value-type="string" calcext:value-type="string" table:number-columns-spanned="1" table:number-rows-spanned="2">
            <text:p>Gatilho: que situações dispararam essa emoção em você?</text:p>
          </table:table-cell>
          <table:table-cell table:style-name="ce20" office:value-type="string" calcext:value-type="string" table:number-columns-spanned="1" table:number-rows-spanned="2">
            <text:p>Sua reação: como você efetivamente agiu após essa emoção?</text:p>
          </table:table-cell>
          <table:table-cell table:style-name="ce20" office:value-type="string" calcext:value-type="string" table:number-columns-spanned="1" table:number-rows-spanned="2">
            <text:p>Reações alternativas: de que outras maneiras você poderia ter reagido?</text:p>
          </table:table-cell>
          <table:table-cell table:style-name="ce2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0" office:value-type="string" calcext:value-type="string">
            <text:p>Alegria</text:p>
          </table:table-cell>
          <table:table-cell table:style-name="ce20" office:value-type="string" calcext:value-type="string">
            <text:p>Raiva</text:p>
          </table:table-cell>
          <table:table-cell table:style-name="ce20" office:value-type="string" calcext:value-type="string">
            <text:p>Medo</text:p>
          </table:table-cell>
          <table:table-cell table:style-name="ce20" office:value-type="string" calcext:value-type="string">
            <text:p>Nojo</text:p>
          </table:table-cell>
          <table:table-cell table:style-name="ce2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style-name="ce47"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style-name="ce47"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style-name="ce47"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style-name="ce47"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style-name="ce47"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style-name="ce47"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style-name="ce47"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style-name="ce47"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style-name="ce47"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style-name="ce47"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style-name="ce47"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style-name="ce47"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style-name="ce47"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style-name="ce47"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style-name="ce47"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style-name="ce47"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style-name="ce47"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style-name="ce47"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style-name="ce47"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style-name="ce47"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style-name="ce47"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style-name="ce47"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style-name="ce47"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style-name="ce47"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espetinho e jantinha.</text:p>
          </table:table-cell>
          <table:table-cell table:style-name="ce2" table:number-columns-repeated="16"/>
          <table:table-cell table:style-name="ce47"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style-name="ce47"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style-name="ce47"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style-name="ce47"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style-name="ce47"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style-name="ce47"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style-name="ce47"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style-name="ce47"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style-name="ce47"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style-name="ce47"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style-name="ce47"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style-name="ce47"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style-name="ce47"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style-name="ce47"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style-name="ce47"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style-name="ce47"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style-name="ce47"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style-name="ce47"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style-name="ce47"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style-name="ce47"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style-name="ce47"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style-name="ce47"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style-name="ce47"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style-name="ce47"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style-name="ce47"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style-name="ce47"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style-name="ce47"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style-name="ce47"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style-name="ce47"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style-name="ce47"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style-name="ce47"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style-name="ce47"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style-name="ce47"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style-name="ce47"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00]+1" office:value-type="date" office:date-value="2024-12-11" calcext:value-type="date">
            <text:p>1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1]+1" office:value-type="date" office:date-value="2024-12-12" calcext:value-type="date">
            <text:p>1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nossa reunião de confraternização do curso de aprimoramento de homens à Luz da Palavra de Deus. Um momento de muita troca e bênçã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1102]+1" office:value-type="date" office:date-value="2024-12-13" calcext:value-type="date">
            <text:p>1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semana com as devidas entregas, superando várias adversidades, graças a Deus.</text:p>
            <text:p>E, hoje, ministrei louvores no casamento de um querido irmão e amig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3]+1" office:value-type="date" office:date-value="2024-12-14" calcext:value-type="date">
            <text:p>1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linda apresentação de Ginástica artística de minha filha, nosso dia abençoado em família e o chá de fraldas do tão amado e aguardado Paulo Júni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vi queridos amigos e joguei vôlei com a turma.</text:p>
          </table:table-cell>
          <table:table-cell table:style-name="ce2" table:number-columns-repeated="16"/>
          <table:table-cell table:number-columns-repeated="998"/>
        </table:table-row>
        <table:table-row table:style-name="ro6">
          <table:table-cell table:style-name="ce6" table:formula="of:=[.A1104]+1" office:value-type="date" office:date-value="2024-12-15" calcext:value-type="date">
            <text:p>1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maravilhoso em família e ótimos momentos de comunhão com os irmãos amigos amad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05]+1" office:value-type="date" office:date-value="2024-12-16" calcext:value-type="date">
            <text:p>1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evoluindo nos meus aprendizados e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06]+1" office:value-type="date" office:date-value="2024-12-17" calcext:value-type="date">
            <text:p>1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saiamos os louvores que ministraremos na cantata Especial de Natal d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107]+1" office:value-type="date" office:date-value="2024-12-18" calcext:value-type="date">
            <text:p>18/12/2024</text:p>
          </table:table-cell>
          <table:table-cell table:style-name="ce10" table:number-columns-repeated="4"/>
          <table:table-cell table:style-name="ce10" office:value-type="string" calcext:value-type="string">
            <text:p>X</text:p>
          </table:table-cell>
          <table:table-cell table:style-name="ce15" office:value-type="string" calcext:value-type="string">
            <text:p>Perdi um tio-avô querido.</text:p>
          </table:table-cell>
          <table:table-cell table:style-name="ce15" office:value-type="string" calcext:value-type="string">
            <text:p>Certo pesar e tristeza.</text:p>
          </table:table-cell>
          <table:table-cell table:style-name="ce15" office:value-type="string" calcext:value-type="string">
            <text:p>-</text:p>
          </table:table-cell>
          <table:table-cell table:style-name="ce15" office:value-type="string" calcext:value-type="string">
            <text:p>Aula 12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08]+1" office:value-type="date" office:date-value="2024-12-19" calcext:value-type="date">
            <text:p>1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uperei minha confiança, estou conseguindo aprender, executar e trazer soluções. Obrigado Deu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re training e caminhada.</text:p>
          </table:table-cell>
          <table:table-cell table:style-name="ce2" table:number-columns-repeated="16"/>
          <table:table-cell table:number-columns-repeated="998"/>
        </table:table-row>
        <table:table-row table:style-name="ro6">
          <table:table-cell table:style-name="ce6" table:formula="of:=[.A1109]+1" office:value-type="date" office:date-value="2024-12-20" calcext:value-type="date">
            <text:p>2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ais uma bela entrega no trabalho e me foi concedida folga nesta semana do Nata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10]+1" office:value-type="date" office:date-value="2024-12-21" calcext:value-type="date">
            <text:p>21/12/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ia, pois, foi nosso PG comemorativo do final do ano e tristeza, pois, minha filha passou mal a noite/madrugada e acabamos perdendo a noite de son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9">
          <table:table-cell table:style-name="ce6" table:formula="of:=[.A1111]+1" office:value-type="date" office:date-value="2024-12-22" calcext:value-type="date">
            <text:p>2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Especial de Natal da Igreja e nossa Cantata de Natal foram extraordinários. Pudemos presenciar o agir e o mover de Deus em cada momento, em cada culto, ao longo do dia to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1112]+1" office:value-type="date" office:date-value="2024-12-23" calcext:value-type="date">
            <text:p>2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uidei, além de minha filha, das duas filhas do casal nossos amigos e pastores, durante todo o período da manhã e foi uma experiência abençoada e abençoador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Bebi Mineirinho.</text:p>
          </table:table-cell>
          <table:table-cell table:style-name="ce2" table:number-columns-repeated="16"/>
          <table:table-cell table:number-columns-repeated="998"/>
        </table:table-row>
        <table:table-row table:style-name="ro7">
          <table:table-cell table:style-name="ce6" table:formula="of:=[.A1113]+1" office:value-type="date" office:date-value="2024-12-24" calcext:value-type="date">
            <text:p>2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comprar e organizar tudo para mais uma ceia de Natal e minha “pri-irmã” e a família chegaram bem para nos reunirmos. Vamos celebrar e recordar mais uma vez o nascimento de nosso Senhor e Salvador, Crist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bastante.</text:p>
          </table:table-cell>
          <table:table-cell table:style-name="ce2" table:number-columns-repeated="16"/>
          <table:table-cell table:number-columns-repeated="998"/>
        </table:table-row>
        <table:table-row table:style-name="ro6">
          <table:table-cell table:style-name="ce6" table:formula="of:=[.A1114]+1" office:value-type="date" office:date-value="2024-12-25" calcext:value-type="date">
            <text:p>2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Natal repleto de bênçãos, família e fartura. Obrigad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1115]+1" office:value-type="date" office:date-value="2024-12-26" calcext:value-type="date">
            <text:p>2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 volta ao trabalho e resolvendo várias cois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16]+1" office:value-type="date" office:date-value="2024-12-27" calcext:value-type="date">
            <text:p>2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emana concluída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17]+1" office:value-type="date" office:date-value="2024-12-28" calcext:value-type="date">
            <text:p>2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passamos em família e tivemos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5">
          <table:table-cell table:style-name="ce6" table:formula="of:=[.A1118]+1" office:value-type="date" office:date-value="2024-12-29" calcext:value-type="date">
            <text:p>2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abençoado em família, na presença de irmãos amigos em Deus e a comemoração do aniversário da nossa querida Ariely.</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19]+1" office:value-type="date" office:date-value="2024-12-30" calcext:value-type="date">
            <text:p>3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0]+1" office:value-type="date" office:date-value="2024-12-31" calcext:value-type="date">
            <text:p>3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HUUULLL dia de virada de ano e que ANO, obrigado Deus, obrigado Jesus. Amém 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21" table:formula="of:=[.A1121]+1" office:value-type="date" office:date-value="2025-01-01" calcext:value-type="date">
            <text:p>0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2025, dia 01, feriado, dia em família, comilança, tudo de ótimo e muitas bênçã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ecei o plano de leitura cronológica da Bíblia.</text:p>
          </table:table-cell>
          <table:table-cell table:style-name="ce2" table:number-columns-repeated="16"/>
          <table:table-cell table:number-columns-repeated="998"/>
        </table:table-row>
        <table:table-row table:style-name="ro13">
          <table:table-cell table:style-name="ce6" table:formula="of:=[.A1122]+1" office:value-type="date" office:date-value="2025-01-02" calcext:value-type="date">
            <text:p>0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Retro com emoção e parceria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23]+1" office:value-type="date" office:date-value="2025-01-03" calcext:value-type="date">
            <text:p>0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exta-feira monótona, porém, é uma sexta-feira. E, minha filha fez várias demonstrações de amor por nossa família hoj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4]+1" office:value-type="date" office:date-value="2025-01-04" calcext:value-type="date">
            <text:p>0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muito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1125]+1" office:value-type="date" office:date-value="2025-01-05" calcext:value-type="date">
            <text:p>0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e abençoado em família, levei minha filha pra passear de bicicleta, ficamos todos unidos e tivemos uma palavra de bênçãos no cult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126]+1" office:value-type="date" office:date-value="2025-01-06" calcext:value-type="date">
            <text:p>0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2">
          <table:table-cell table:style-name="ce6" table:formula="of:=[.A1127]+1" office:value-type="date" office:date-value="2025-01-07" calcext:value-type="date">
            <text:p>0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s em produção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28]+1" office:value-type="date" office:date-value="2025-01-08" calcext:value-type="date">
            <text:p>0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3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29]+1" office:value-type="date" office:date-value="2025-01-09" calcext:value-type="date">
            <text:p>0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30]+1" office:value-type="date" office:date-value="2025-01-10" calcext:value-type="date">
            <text:p>1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131]+1" office:value-type="date" office:date-value="2025-01-11" calcext:value-type="date">
            <text:p>11/01/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bom e abençoado em família. Vejamos o que me espera. Eu não sei, mas, sei que Deus me reserva algo bom.</text:p>
          </table:table-cell>
          <table:table-cell table:style-name="ce15" office:value-type="string" calcext:value-type="string">
            <text:p>Com medo e um pouco de tristeza</text:p>
          </table:table-cell>
          <table:table-cell table:style-name="ce15" office:value-type="string" calcext:value-type="string">
            <text:p>-</text:p>
          </table:table-cell>
          <table:table-cell table:style-name="ce15" office:value-type="string" calcext:value-type="string">
            <text:p>Tentei jogar vôlei, porém, tive problemas.</text:p>
          </table:table-cell>
          <table:table-cell table:style-name="ce2" table:number-columns-repeated="16"/>
          <table:table-cell table:number-columns-repeated="998"/>
        </table:table-row>
        <table:table-row table:style-name="ro13">
          <table:table-cell table:style-name="ce6" table:formula="of:=[.A1132]+1" office:value-type="date" office:date-value="2025-01-12" calcext:value-type="date">
            <text:p>1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2">
          <table:table-cell table:style-name="ce6" table:formula="of:=[.A1133]+1" office:value-type="date" office:date-value="2025-01-13" calcext:value-type="date">
            <text:p>1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4]+1" office:value-type="date" office:date-value="2025-01-14" calcext:value-type="date">
            <text:p>1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5]+1" office:value-type="date" office:date-value="2025-01-15" calcext:value-type="date">
            <text:p>1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feijoada de minha mãe.</text:p>
          </table:table-cell>
          <table:table-cell table:style-name="ce2" table:number-columns-repeated="16"/>
          <table:table-cell table:number-columns-repeated="998"/>
        </table:table-row>
        <table:table-row table:style-name="ro13">
          <table:table-cell table:style-name="ce6" table:formula="of:=[.A1136]+1" office:value-type="date" office:date-value="2025-01-16" calcext:value-type="date">
            <text:p>1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Minha internação e cirurgia foram bem-sucedid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37]+1" office:value-type="date" office:date-value="2025-01-17" calcext:value-type="date">
            <text:p>1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aí do hospital e estou em cas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138]+1" office:value-type="date" office:date-value="2025-01-18" calcext:value-type="date">
            <text:p>1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evento de confraternização do ministério de louvor da igreja, S.Adora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13">
          <table:table-cell table:style-name="ce6" table:formula="of:=[.A1139]+1" office:value-type="date" office:date-value="2025-01-19" calcext:value-type="date">
            <text:p>1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0]+1" office:value-type="date" office:date-value="2025-01-20" calcext:value-type="date">
            <text:p>2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tornei ao trabalho com toda a vontade de sempre.</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41]+1" office:value-type="date" office:date-value="2025-01-21" calcext:value-type="date">
            <text:p>21/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Sigo me cuidando para recuperação plena.</text:p>
          </table:table-cell>
          <table:table-cell table:style-name="ce2" table:number-columns-repeated="16"/>
          <table:table-cell table:number-columns-repeated="998"/>
        </table:table-row>
        <table:table-row table:style-name="ro6">
          <table:table-cell table:style-name="ce21" table:formula="of:=[.A1142]+1" office:value-type="date" office:date-value="2025-01-22" calcext:value-type="date">
            <text:p>22/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propor solução muito eficaz ao problema do Bug em que estou atuand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Aula 14 do curso de aprimoramento de homens à Luz da Palavra de Deus. A aula final!!</text:p>
          </table:table-cell>
          <table:table-cell table:style-name="ce2" table:number-columns-repeated="16"/>
          <table:table-cell table:number-columns-repeated="998"/>
        </table:table-row>
        <table:table-row table:style-name="ro2">
          <table:table-cell table:style-name="ce6" table:formula="of:=[.A1143]+1" office:value-type="date" office:date-value="2025-01-23" calcext:value-type="date">
            <text:p>2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logios do tim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idados com minha recuperação.</text:p>
          </table:table-cell>
          <table:table-cell table:style-name="ce2" table:number-columns-repeated="16"/>
          <table:table-cell table:number-columns-repeated="998"/>
        </table:table-row>
        <table:table-row table:style-name="ro6">
          <table:table-cell table:style-name="ce6" table:formula="of:=[.A1144]+1" office:value-type="date" office:date-value="2025-01-24" calcext:value-type="date">
            <text:p>2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boas contribuiçõe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rmei a busca pelo meu início na faculdade de Tech e também para o estudo de inglês.</text:p>
          </table:table-cell>
          <table:table-cell table:style-name="ce2" table:number-columns-repeated="16"/>
          <table:table-cell table:number-columns-repeated="998"/>
        </table:table-row>
        <table:table-row table:style-name="ro13">
          <table:table-cell table:style-name="ce6" table:formula="of:=[.A1145]+1" office:value-type="date" office:date-value="2025-01-25" calcext:value-type="date">
            <text:p>2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46]+1" office:value-type="date" office:date-value="2025-01-26" calcext:value-type="date">
            <text:p>2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7]+1" office:value-type="date" office:date-value="2025-01-27" calcext:value-type="date">
            <text:p>2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troca do notebook antigo d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2">
          <table:table-cell table:style-name="ce6" table:formula="of:=[.A1148]+1" office:value-type="date" office:date-value="2025-01-28" calcext:value-type="date">
            <text:p>28/01/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meio que acumulando cansaç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6" table:formula="of:=[.A1149]+1" office:value-type="date" office:date-value="2025-01-29" calcext:value-type="date">
            <text:p>2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rece que, após força tarefa, conseguimos fazer o notebook novo funcionar corretame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5">
          <table:table-cell table:style-name="ce6" table:formula="of:=[.A1150]+1" office:value-type="date" office:date-value="2025-01-30" calcext:value-type="date">
            <text:p>3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O notebook apresentou problemas de novo, mas, parece que, dessa vez, a grande maior parte foi resolvido e já consegui trabalha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21" table:formula="of:=[.A1151]+1" office:value-type="date" office:date-value="2025-01-31" calcext:value-type="date">
            <text:p>3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trabalhar, mesmo com o notebook ainda com alguns defeitinh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Me matriculei no curso superior de tecnologia em análise e desenvolvimento de sistemas.</text:p>
          </table:table-cell>
          <table:table-cell table:style-name="ce2" table:number-columns-repeated="16"/>
          <table:table-cell table:number-columns-repeated="998"/>
        </table:table-row>
        <table:table-row table:style-name="ro6">
          <table:table-cell table:style-name="ce6" table:formula="of:=[.A1152]+1" office:value-type="date" office:date-value="2025-02-01" calcext:value-type="date">
            <text:p>01/02/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 tivemos o retorno do PG e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a Palavra, louvei e adorei ao Senhor no PG e comi pizza.</text:p>
          </table:table-cell>
          <table:table-cell table:style-name="ce2" table:number-columns-repeated="16"/>
          <table:table-cell table:number-columns-repeated="998"/>
        </table:table-row>
        <table:table-row table:style-name="ro15">
          <table:table-cell table:style-name="ce6" table:formula="of:=[.A1153]+1" office:value-type="date" office:date-value="2025-02-02" calcext:value-type="date">
            <text:p>0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3" table:number-rows-repeated="95">
          <table:table-cell table:style-name="ce2"/>
          <table:table-cell table:style-name="ce7" table:number-columns-repeated="5"/>
          <table:table-cell table:style-name="ce2" table:number-columns-repeated="20"/>
          <table:table-cell table:number-columns-repeated="998"/>
        </table:table-row>
        <table:table-row table:style-name="ro16" table:number-rows-repeated="170">
          <table:table-cell table:style-name="ce2"/>
          <table:table-cell table:style-name="ce7" table:number-columns-repeated="5"/>
          <table:table-cell table:style-name="ce2" table:number-columns-repeated="20"/>
          <table:table-cell table:number-columns-repeated="998"/>
        </table:table-row>
        <table:table-row table:style-name="ro16" table:number-rows-repeated="1047156">
          <table:table-cell table:number-columns-repeated="1024"/>
        </table:table-row>
        <table:table-row table:style-name="ro17">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5-02-02">00/00/0000</text:date>, <text:time style:data-style-name="N2" text:time-value="22:22:21.855016819">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5-02-02T22:22:56.009472379</dc:date>
    <meta:editing-duration>P1DT7H42M2S</meta:editing-duration>
    <meta:editing-cycles>1152</meta:editing-cycles>
    <meta:document-statistic meta:table-count="1" meta:cell-count="6917" meta:object-count="0"/>
  </office:meta>
</office:document-meta>
</file>